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125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1"/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fo:font-weight="bold" style:text-position="-8% 58%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/>
          <table:table-cell table:style-name="ce3" office:value-type="float" office:value="0.34" calcext:value-type="float">
            <text:p>0.34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" calcext:value-type="float">
            <text:p>0.1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0.32" calcext:value-type="float">
            <text:p>0.32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2"/>
          <table:table-cell table:style-name="ce3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 table:style-name="ce4" office:value-type="string" calcext:value-type="string">
            <text:p>X<text:span text:style-name="T1">1</text:span></text:p>
          </table:table-cell>
          <table:table-cell table:style-name="ce4" office:value-type="string" calcext:value-type="string">
            <text:p>X<text:span text:style-name="T1">2</text:span></text:p>
          </table:table-cell>
          <table:table-cell table:style-name="ce4" office:value-type="string" calcext:value-type="string">
            <text:p>X<text:span text:style-name="T3">3</text:span></text:p>
          </table:table-cell>
        </table:table-row>
        <table:table-row table:style-name="ro1">
          <table:table-cell table:style-name="ce2" table:formula="of:=[.G5]" office:value-type="float" office:value="0.34" calcext:value-type="float">
            <text:p>0.340</text:p>
          </table:table-cell>
          <table:table-cell table:formula="of:=[.G6]" office:value-type="float" office:value="0.32" calcext:value-type="float">
            <text:p>0.320</text:p>
          </table:table-cell>
          <table:table-cell table:formula="of:=[.G7]" office:value-type="float" office:value="0.72" calcext:value-type="float">
            <text:p>0.72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table:formula="of:=([.$G$5]-[.$C$5]*[.$B10]-[.$D$5]*[.$C10])/[.$B$5]" office:value-type="float" office:value="0.342857142857143" calcext:value-type="float">
            <text:p>0.343</text:p>
          </table:table-cell>
          <table:table-cell table:formula="of:=([.$G$6]-[.$B$6]*[.$A10]-[.$D$6]*[.$C10])/[.$C$6]" office:value-type="float" office:value="0.679411764705882" calcext:value-type="float">
            <text:p>0.679</text:p>
          </table:table-cell>
          <table:table-cell table:formula="of:=([.$G$7]-[.$B$7]*[.$A10]-[.$C$7]*[.$B10])/[.$D$7]" office:value-type="float" office:value="0.91" calcext:value-type="float">
            <text:p>0.910</text:p>
          </table:table-cell>
          <table:table-cell table:formula="of:=ABS([.A11]-[.A10])" office:value-type="float" office:value="0.00285714285714289" calcext:value-type="float">
            <text:p>0.003</text:p>
          </table:table-cell>
          <table:table-cell table:style-name="ce2" table:formula="of:=ABS([.B11]-[.B10])" office:value-type="float" office:value="0.359411764705882" calcext:value-type="float">
            <text:p>0.359</text:p>
          </table:table-cell>
          <table:table-cell table:style-name="ce2" table:formula="of:=ABS([.C11]-[.C10])" office:value-type="float" office:value="0.19" calcext:value-type="float">
            <text:p>0.190</text:p>
          </table:table-cell>
          <table:table-cell table:formula="of:=MAX([.D11:.F11])" office:value-type="float" office:value="0.359411764705882" calcext:value-type="float">
            <text:p>0.359</text:p>
          </table:table-cell>
          <table:table-cell table:style-name="ce1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1]&lt;[.$I$6]; [.A11]; &quot;...&quot;)" office:value-type="string" office:string-value="..." calcext:value-type="string">
            <text:p>...</text:p>
          </table:table-cell>
          <table:table-cell table:style-name="ce5" table:formula="of:=IF([.$G11]&lt;[.$I$6]; [.B11]; &quot;...&quot;)" office:value-type="string" office:string-value="..." calcext:value-type="string">
            <text:p>...</text:p>
          </table:table-cell>
          <table:table-cell table:style-name="ce5" table:formula="of:=IF([.$G11]&lt;[.$I$6]; [.C1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1]-[.$D$5]*[.$C11])/[.$B$5]" office:value-type="float" office:value="0.269094304388422" calcext:value-type="float">
            <text:p>0.269</text:p>
          </table:table-cell>
          <table:table-cell table:formula="of:=([.$G$6]-[.$B$6]*[.$A11]-[.$D$6]*[.$C11])/[.$C$6]" office:value-type="float" office:value="0.623109243697479" calcext:value-type="float">
            <text:p>0.623</text:p>
          </table:table-cell>
          <table:table-cell table:formula="of:=([.$G$7]-[.$B$7]*[.$A11]-[.$C$7]*[.$B11])/[.$D$7]" office:value-type="float" office:value="0.858043217286915" calcext:value-type="float">
            <text:p>0.858</text:p>
          </table:table-cell>
          <table:table-cell table:formula="of:=ABS([.A12]-[.A11])" office:value-type="float" office:value="0.0737628384687208" calcext:value-type="float">
            <text:p>0.074</text:p>
          </table:table-cell>
          <table:table-cell table:style-name="ce2" table:formula="of:=ABS([.B12]-[.B11])" office:value-type="float" office:value="0.0563025210084033" calcext:value-type="float">
            <text:p>0.056</text:p>
          </table:table-cell>
          <table:table-cell table:style-name="ce2" table:formula="of:=ABS([.C12]-[.C11])" office:value-type="float" office:value="0.051956782713085" calcext:value-type="float">
            <text:p>0.052</text:p>
          </table:table-cell>
          <table:table-cell table:formula="of:=MAX([.D12:.F12])" office:value-type="float" office:value="0.0737628384687208" calcext:value-type="float">
            <text:p>0.074</text:p>
          </table:table-cell>
          <table:table-cell table:style-name="ce1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2]&lt;[.$I$6]; [.A12]; &quot;...&quot;)" office:value-type="string" office:string-value="..." calcext:value-type="string">
            <text:p>...</text:p>
          </table:table-cell>
          <table:table-cell table:style-name="ce5" table:formula="of:=IF([.$G12]&lt;[.$I$6]; [.B12]; &quot;...&quot;)" office:value-type="string" office:string-value="..." calcext:value-type="string">
            <text:p>...</text:p>
          </table:table-cell>
          <table:table-cell table:style-name="ce5" table:formula="of:=IF([.$G12]&lt;[.$I$6]; [.C12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2]-[.$D$5]*[.$C12])/[.$B$5]" office:value-type="float" office:value="0.285933420987443" calcext:value-type="float">
            <text:p>0.286</text:p>
          </table:table-cell>
          <table:table-cell table:formula="of:=([.$G$6]-[.$B$6]*[.$A12]-[.$D$6]*[.$C12])/[.$C$6]" office:value-type="float" office:value="0.649238126623198" calcext:value-type="float">
            <text:p>0.649</text:p>
          </table:table-cell>
          <table:table-cell table:formula="of:=([.$G$7]-[.$B$7]*[.$A12]-[.$C$7]*[.$B12])/[.$D$7]" office:value-type="float" office:value="0.881892757102841" calcext:value-type="float">
            <text:p>0.882</text:p>
          </table:table-cell>
          <table:table-cell table:formula="of:=ABS([.A13]-[.A12])" office:value-type="float" office:value="0.0168391165990205" calcext:value-type="float">
            <text:p>0.017</text:p>
          </table:table-cell>
          <table:table-cell table:style-name="ce2" table:formula="of:=ABS([.B13]-[.B12])" office:value-type="float" office:value="0.0261288829257191" calcext:value-type="float">
            <text:p>0.026</text:p>
          </table:table-cell>
          <table:table-cell table:style-name="ce2" table:formula="of:=ABS([.C13]-[.C12])" office:value-type="float" office:value="0.0238495398159262" calcext:value-type="float">
            <text:p>0.024</text:p>
          </table:table-cell>
          <table:table-cell table:formula="of:=MAX([.D13:.F13])" office:value-type="float" office:value="0.0261288829257191" calcext:value-type="float">
            <text:p>0.026</text:p>
          </table:table-cell>
          <table:table-cell table:style-name="ce1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3]&lt;[.$I$6]; [.A13]; &quot;...&quot;)" office:value-type="string" office:string-value="..." calcext:value-type="string">
            <text:p>...</text:p>
          </table:table-cell>
          <table:table-cell table:style-name="ce5" table:formula="of:=IF([.$G13]&lt;[.$I$6]; [.B13]; &quot;...&quot;)" office:value-type="string" office:string-value="..." calcext:value-type="string">
            <text:p>...</text:p>
          </table:table-cell>
          <table:table-cell table:style-name="ce5" table:formula="of:=IF([.$G13]&lt;[.$I$6]; [.C13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3]-[.$D$5]*[.$C13])/[.$B$5]" office:value-type="float" office:value="0.278181238259387" calcext:value-type="float">
            <text:p>0.278</text:p>
          </table:table-cell>
          <table:table-cell table:formula="of:=([.$G$6]-[.$B$6]*[.$A13]-[.$D$6]*[.$C13])/[.$C$6]" office:value-type="float" office:value="0.639747215412776" calcext:value-type="float">
            <text:p>0.640</text:p>
          </table:table-cell>
          <table:table-cell table:formula="of:=([.$G$7]-[.$B$7]*[.$A13]-[.$C$7]*[.$B13])/[.$D$7]" office:value-type="float" office:value="0.874551677413663" calcext:value-type="float">
            <text:p>0.875</text:p>
          </table:table-cell>
          <table:table-cell table:formula="of:=ABS([.A14]-[.A13])" office:value-type="float" office:value="0.00775218272805534" calcext:value-type="float">
            <text:p>0.008</text:p>
          </table:table-cell>
          <table:table-cell table:style-name="ce2" table:formula="of:=ABS([.B14]-[.B13])" office:value-type="float" office:value="0.00949091121042234" calcext:value-type="float">
            <text:p>0.009</text:p>
          </table:table-cell>
          <table:table-cell table:style-name="ce2" table:formula="of:=ABS([.C14]-[.C13])" office:value-type="float" office:value="0.00734107968917852" calcext:value-type="float">
            <text:p>0.007</text:p>
          </table:table-cell>
          <table:table-cell table:formula="of:=MAX([.D14:.F14])" office:value-type="float" office:value="0.00949091121042234" calcext:value-type="float">
            <text:p>0.009</text:p>
          </table:table-cell>
          <table:table-cell table:style-name="ce1" table:formula="of:=IF([.G14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4]&lt;[.$I$6]; [.A14]; &quot;...&quot;)" office:value-type="string" office:string-value="..." calcext:value-type="string">
            <text:p>...</text:p>
          </table:table-cell>
          <table:table-cell table:style-name="ce5" table:formula="of:=IF([.$G14]&lt;[.$I$6]; [.B14]; &quot;...&quot;)" office:value-type="string" office:string-value="..." calcext:value-type="string">
            <text:p>...</text:p>
          </table:table-cell>
          <table:table-cell table:style-name="ce5" table:formula="of:=IF([.$G14]&lt;[.$I$6]; [.C14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4]-[.$D$5]*[.$C14])/[.$B$5]" office:value-type="float" office:value="0.28068236129732" calcext:value-type="float">
            <text:p>0.281</text:p>
          </table:table-cell>
          <table:table-cell table:formula="of:=([.$G$6]-[.$B$6]*[.$A14]-[.$D$6]*[.$C14])/[.$C$6]" office:value-type="float" office:value="0.643046383369601" calcext:value-type="float">
            <text:p>0.643</text:p>
          </table:table-cell>
          <table:table-cell table:formula="of:=([.$G$7]-[.$B$7]*[.$A14]-[.$C$7]*[.$B14])/[.$D$7]" office:value-type="float" office:value="0.877568703885449" calcext:value-type="float">
            <text:p>0.878</text:p>
          </table:table-cell>
          <table:table-cell table:formula="of:=ABS([.A15]-[.A14])" office:value-type="float" office:value="0.00250112303793321" calcext:value-type="float">
            <text:p>0.003</text:p>
          </table:table-cell>
          <table:table-cell table:style-name="ce2" table:formula="of:=ABS([.B15]-[.B14])" office:value-type="float" office:value="0.00329916795682528" calcext:value-type="float">
            <text:p>0.003</text:p>
          </table:table-cell>
          <table:table-cell table:style-name="ce2" table:formula="of:=ABS([.C15]-[.C14])" office:value-type="float" office:value="0.00301702647178648" calcext:value-type="float">
            <text:p>0.003</text:p>
          </table:table-cell>
          <table:table-cell table:formula="of:=MAX([.D15:.F15])" office:value-type="float" office:value="0.00329916795682528" calcext:value-type="float">
            <text:p>0.003</text:p>
          </table:table-cell>
          <table:table-cell table:style-name="ce1" table:formula="of:=IF([.G15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5]&lt;[.$I$6]; [.A15]; &quot;...&quot;)" office:value-type="string" office:string-value="..." calcext:value-type="string">
            <text:p>...</text:p>
          </table:table-cell>
          <table:table-cell table:style-name="ce5" table:formula="of:=IF([.$G15]&lt;[.$I$6]; [.B15]; &quot;...&quot;)" office:value-type="string" office:string-value="..." calcext:value-type="string">
            <text:p>...</text:p>
          </table:table-cell>
          <table:table-cell table:style-name="ce5" table:formula="of:=IF([.$G15]&lt;[.$I$6]; [.C15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5]-[.$D$5]*[.$C15])/[.$B$5]" office:value-type="float" office:value="0.279702182934449" calcext:value-type="float">
            <text:p>0.280</text:p>
          </table:table-cell>
          <table:table-cell table:formula="of:=([.$G$6]-[.$B$6]*[.$A15]-[.$D$6]*[.$C15])/[.$C$6]" office:value-type="float" office:value="0.641791210431144" calcext:value-type="float">
            <text:p>0.642</text:p>
          </table:table-cell>
          <table:table-cell table:formula="of:=([.$G$7]-[.$B$7]*[.$A15]-[.$C$7]*[.$B15])/[.$D$7]" office:value-type="float" office:value="0.876561439240631" calcext:value-type="float">
            <text:p>0.877</text:p>
          </table:table-cell>
          <table:table-cell table:formula="of:=ABS([.A16]-[.A15])" office:value-type="float" office:value="0.000980178362871842" calcext:value-type="float">
            <text:p>0.001</text:p>
          </table:table-cell>
          <table:table-cell table:style-name="ce2" table:formula="of:=ABS([.B16]-[.B15])" office:value-type="float" office:value="0.00125517293845678" calcext:value-type="float">
            <text:p>0.001</text:p>
          </table:table-cell>
          <table:table-cell table:style-name="ce2" table:formula="of:=ABS([.C16]-[.C15])" office:value-type="float" office:value="0.00100726464481782" calcext:value-type="float">
            <text:p>0.001</text:p>
          </table:table-cell>
          <table:table-cell table:formula="of:=MAX([.D16:.F16])" office:value-type="float" office:value="0.00125517293845678" calcext:value-type="float">
            <text:p>0.001</text:p>
          </table:table-cell>
          <table:table-cell table:style-name="ce1" table:formula="of:=IF([.G16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6]&lt;[.$I$6]; [.A16]; &quot;...&quot;)" office:value-type="string" office:string-value="..." calcext:value-type="string">
            <text:p>...</text:p>
          </table:table-cell>
          <table:table-cell table:style-name="ce5" table:formula="of:=IF([.$G16]&lt;[.$I$6]; [.B16]; &quot;...&quot;)" office:value-type="string" office:string-value="..." calcext:value-type="string">
            <text:p>...</text:p>
          </table:table-cell>
          <table:table-cell table:style-name="ce5" table:formula="of:=IF([.$G16]&lt;[.$I$6]; [.C16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6]-[.$D$5]*[.$C16])/[.$B$5]" office:value-type="float" office:value="0.280041624749759" calcext:value-type="float">
            <text:p>0.280</text:p>
          </table:table-cell>
          <table:table-cell table:formula="of:=([.$G$6]-[.$B$6]*[.$A16]-[.$D$6]*[.$C16])/[.$C$6]" office:value-type="float" office:value="0.642231608615337" calcext:value-type="float">
            <text:p>0.642</text:p>
          </table:table-cell>
          <table:table-cell table:formula="of:=([.$G$7]-[.$B$7]*[.$A16]-[.$C$7]*[.$B16])/[.$D$7]" office:value-type="float" office:value="0.876950787881026" calcext:value-type="float">
            <text:p>0.877</text:p>
          </table:table-cell>
          <table:table-cell table:formula="of:=ABS([.A17]-[.A16])" office:value-type="float" office:value="0.000339441815310371" calcext:value-type="float">
            <text:p>0.000</text:p>
          </table:table-cell>
          <table:table-cell table:style-name="ce2" table:formula="of:=ABS([.B17]-[.B16])" office:value-type="float" office:value="0.000440398184192392" calcext:value-type="float">
            <text:p>0.000</text:p>
          </table:table-cell>
          <table:table-cell table:style-name="ce2" table:formula="of:=ABS([.C17]-[.C16])" office:value-type="float" office:value="0.000389348640394971" calcext:value-type="float">
            <text:p>0.000</text:p>
          </table:table-cell>
          <table:table-cell table:formula="of:=MAX([.D17:.F17])" office:value-type="float" office:value="0.000440398184192392" calcext:value-type="float">
            <text:p>0.000</text:p>
          </table:table-cell>
          <table:table-cell table:style-name="ce1" table:formula="of:=IF([.G17]&lt;[.$I$6]; &quot;Стоп&quot;; &quot;Продолжить&quot;)" office:value-type="string" office:string-value="Стоп" calcext:value-type="string">
            <text:p>Стоп</text:p>
          </table:table-cell>
          <table:table-cell table:style-name="ce5" table:formula="of:=IF([.$G17]&lt;[.$I$6]; [.A17]; &quot;...&quot;)" office:value-type="float" office:value="0.280041624749759" calcext:value-type="float">
            <text:p>0.280</text:p>
          </table:table-cell>
          <table:table-cell table:style-name="ce5" table:formula="of:=IF([.$G17]&lt;[.$I$6]; [.B17]; &quot;...&quot;)" office:value-type="float" office:value="0.642231608615337" calcext:value-type="float">
            <text:p>0.642</text:p>
          </table:table-cell>
          <table:table-cell table:style-name="ce5" table:formula="of:=IF([.$G17]&lt;[.$I$6]; [.C17]; &quot;...&quot;)" office:value-type="float" office:value="0.876950787881026" calcext:value-type="float">
            <text:p>0.877</text:p>
          </table:table-cell>
        </table:table-row>
      </table:table>
      <table:table table:name="Задание 2-вариант 18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-3.3" calcext:value-type="float">
            <text:p>-3.30</text:p>
          </table:table-cell>
          <table:table-cell table:style-name="ce3" office:value-type="float" office:value="16" calcext:value-type="float">
            <text:p>16.00</text:p>
          </table:table-cell>
          <table:table-cell table:number-columns-repeated="2"/>
          <table:table-cell table:style-name="ce3" office:value-type="float" office:value="108" calcext:value-type="float">
            <text:p>108.00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 table:style-name="ce4" office:value-type="string" calcext:value-type="string">
            <text:p>X<text:span text:style-name="T1">1</text:span></text:p>
          </table:table-cell>
          <table:table-cell table:style-name="ce4" office:value-type="string" calcext:value-type="string">
            <text:p>X<text:span text:style-name="T1">2</text:span></text:p>
          </table:table-cell>
          <table:table-cell table:style-name="ce4" office:value-type="string" calcext:value-type="string">
            <text:p>X<text:span text:style-name="T3">3</text:span></text:p>
          </table:table-cell>
        </table:table-row>
        <table:table-row table:style-name="ro1">
          <table:table-cell table:style-name="ce2" table:formula="of:=[.G5]" office:value-type="float" office:value="108" calcext:value-type="float">
            <text:p>108.000</text:p>
          </table:table-cell>
          <table:table-cell table:formula="of:=[.G6]" office:value-type="float" office:value="71" calcext:value-type="float">
            <text:p>71.000</text:p>
          </table:table-cell>
          <table:table-cell table:formula="of:=[.G7]" office:value-type="float" office:value="63" calcext:value-type="float">
            <text:p>63.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table:formula="of:=([.$G$5]-[.$C$5]*[.$B10]-[.$D$5]*[.$C10])/[.$B$5]" office:value-type="float" office:value="-19.295652173913" calcext:value-type="float">
            <text:p>-19.296</text:p>
          </table:table-cell>
          <table:table-cell table:formula="of:=([.$G$6]-[.$B$6]*[.$A10]-[.$D$6]*[.$C10])/[.$C$6]" office:value-type="float" office:value="14.5321428571429" calcext:value-type="float">
            <text:p>14.532</text:p>
          </table:table-cell>
          <table:table-cell table:formula="of:=([.$G$7]-[.$B$7]*[.$A10]-[.$C$7]*[.$B10])/[.$D$7]" office:value-type="float" office:value="-2.81041666666667" calcext:value-type="float">
            <text:p>-2.810</text:p>
          </table:table-cell>
          <table:table-cell table:formula="of:=ABS([.A11]-[.A10])" office:value-type="float" office:value="127.295652173913" calcext:value-type="float">
            <text:p>127.296</text:p>
          </table:table-cell>
          <table:table-cell table:style-name="ce2" table:formula="of:=ABS([.B11]-[.B10])" office:value-type="float" office:value="56.4678571428571" calcext:value-type="float">
            <text:p>56.468</text:p>
          </table:table-cell>
          <table:table-cell table:style-name="ce2" table:formula="of:=ABS([.C11]-[.C10])" office:value-type="float" office:value="65.8104166666667" calcext:value-type="float">
            <text:p>65.810</text:p>
          </table:table-cell>
          <table:table-cell table:formula="of:=MAX([.D11:.F11])" office:value-type="float" office:value="127.295652173913" calcext:value-type="float">
            <text:p>127.296</text:p>
          </table:table-cell>
          <table:table-cell table:style-name="ce1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1]&lt;[.$I$6]; [.A11]; &quot;...&quot;)" office:value-type="string" office:string-value="..." calcext:value-type="string">
            <text:p>...</text:p>
          </table:table-cell>
          <table:table-cell table:style-name="ce5" table:formula="of:=IF([.$G11]&lt;[.$I$6]; [.B11]; &quot;...&quot;)" office:value-type="string" office:string-value="..." calcext:value-type="string">
            <text:p>...</text:p>
          </table:table-cell>
          <table:table-cell table:style-name="ce5" table:formula="of:=IF([.$G11]&lt;[.$I$6]; [.C1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1]-[.$D$5]*[.$C11])/[.$B$5]" office:value-type="float" office:value="5.82384748102139" calcext:value-type="float">
            <text:p>5.824</text:p>
          </table:table-cell>
          <table:table-cell table:formula="of:=([.$G$6]-[.$B$6]*[.$A11]-[.$D$6]*[.$C11])/[.$C$6]" office:value-type="float" office:value="-4.58976805124224" calcext:value-type="float">
            <text:p>-4.590</text:p>
          </table:table-cell>
          <table:table-cell table:formula="of:=([.$G$7]-[.$B$7]*[.$A11]-[.$C$7]*[.$B11])/[.$D$7]" office:value-type="float" office:value="6.07499902950311" calcext:value-type="float">
            <text:p>6.075</text:p>
          </table:table-cell>
          <table:table-cell table:formula="of:=ABS([.A12]-[.A11])" office:value-type="float" office:value="25.1194996549344" calcext:value-type="float">
            <text:p>25.119</text:p>
          </table:table-cell>
          <table:table-cell table:style-name="ce2" table:formula="of:=ABS([.B12]-[.B11])" office:value-type="float" office:value="19.1219109083851" calcext:value-type="float">
            <text:p>19.122</text:p>
          </table:table-cell>
          <table:table-cell table:style-name="ce2" table:formula="of:=ABS([.C12]-[.C11])" office:value-type="float" office:value="8.88541569616977" calcext:value-type="float">
            <text:p>8.885</text:p>
          </table:table-cell>
          <table:table-cell table:formula="of:=MAX([.D12:.F12])" office:value-type="float" office:value="25.1194996549344" calcext:value-type="float">
            <text:p>25.119</text:p>
          </table:table-cell>
          <table:table-cell table:style-name="ce1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2]&lt;[.$I$6]; [.A12]; &quot;...&quot;)" office:value-type="string" office:string-value="..." calcext:value-type="string">
            <text:p>...</text:p>
          </table:table-cell>
          <table:table-cell table:style-name="ce5" table:formula="of:=IF([.$G12]&lt;[.$I$6]; [.B12]; &quot;...&quot;)" office:value-type="string" office:string-value="..." calcext:value-type="string">
            <text:p>...</text:p>
          </table:table-cell>
          <table:table-cell table:style-name="ce5" table:formula="of:=IF([.$G12]&lt;[.$I$6]; [.C12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2]-[.$D$5]*[.$C12])/[.$B$5]" office:value-type="float" office:value="-0.125977363511567" calcext:value-type="float">
            <text:p>-0.126</text:p>
          </table:table-cell>
          <table:table-cell table:formula="of:=([.$G$6]-[.$B$6]*[.$A12]-[.$D$6]*[.$C12])/[.$C$6]" office:value-type="float" office:value="-1.29974587500308" calcext:value-type="float">
            <text:p>-1.300</text:p>
          </table:table-cell>
          <table:table-cell table:formula="of:=([.$G$7]-[.$B$7]*[.$A12]-[.$C$7]*[.$B12])/[.$D$7]" office:value-type="float" office:value="-0.155049203967895" calcext:value-type="float">
            <text:p>-0.155</text:p>
          </table:table-cell>
          <table:table-cell table:formula="of:=ABS([.A13]-[.A12])" office:value-type="float" office:value="5.94982484453296" calcext:value-type="float">
            <text:p>5.950</text:p>
          </table:table-cell>
          <table:table-cell table:style-name="ce2" table:formula="of:=ABS([.B13]-[.B12])" office:value-type="float" office:value="3.29002217623916" calcext:value-type="float">
            <text:p>3.290</text:p>
          </table:table-cell>
          <table:table-cell table:style-name="ce2" table:formula="of:=ABS([.C13]-[.C12])" office:value-type="float" office:value="6.230048233471" calcext:value-type="float">
            <text:p>6.230</text:p>
          </table:table-cell>
          <table:table-cell table:formula="of:=MAX([.D13:.F13])" office:value-type="float" office:value="6.230048233471" calcext:value-type="float">
            <text:p>6.230</text:p>
          </table:table-cell>
          <table:table-cell table:style-name="ce1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3]&lt;[.$I$6]; [.A13]; &quot;...&quot;)" office:value-type="string" office:string-value="..." calcext:value-type="string">
            <text:p>...</text:p>
          </table:table-cell>
          <table:table-cell table:style-name="ce5" table:formula="of:=IF([.$G13]&lt;[.$I$6]; [.B13]; &quot;...&quot;)" office:value-type="string" office:string-value="..." calcext:value-type="string">
            <text:p>...</text:p>
          </table:table-cell>
          <table:table-cell table:style-name="ce5" table:formula="of:=IF([.$G13]&lt;[.$I$6]; [.C13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3]-[.$D$5]*[.$C13])/[.$B$5]" office:value-type="float" office:value="3.07801814133264" calcext:value-type="float">
            <text:p>3.078</text:p>
          </table:table-cell>
          <table:table-cell table:formula="of:=([.$G$6]-[.$B$6]*[.$A13]-[.$D$6]*[.$C13])/[.$C$6]" office:value-type="float" office:value="-2.56523592078118" calcext:value-type="float">
            <text:p>-2.565</text:p>
          </table:table-cell>
          <table:table-cell table:formula="of:=([.$G$7]-[.$B$7]*[.$A13]-[.$C$7]*[.$B13])/[.$D$7]" office:value-type="float" office:value="1.13730535729799" calcext:value-type="float">
            <text:p>1.137</text:p>
          </table:table-cell>
          <table:table-cell table:formula="of:=ABS([.A14]-[.A13])" office:value-type="float" office:value="3.20399550484421" calcext:value-type="float">
            <text:p>3.204</text:p>
          </table:table-cell>
          <table:table-cell table:style-name="ce2" table:formula="of:=ABS([.B14]-[.B13])" office:value-type="float" office:value="1.2654900457781" calcext:value-type="float">
            <text:p>1.265</text:p>
          </table:table-cell>
          <table:table-cell table:style-name="ce2" table:formula="of:=ABS([.C14]-[.C13])" office:value-type="float" office:value="1.29235456126588" calcext:value-type="float">
            <text:p>1.292</text:p>
          </table:table-cell>
          <table:table-cell table:formula="of:=MAX([.D14:.F14])" office:value-type="float" office:value="3.20399550484421" calcext:value-type="float">
            <text:p>3.204</text:p>
          </table:table-cell>
          <table:table-cell table:style-name="ce1" table:formula="of:=IF([.G14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4]&lt;[.$I$6]; [.A14]; &quot;...&quot;)" office:value-type="string" office:string-value="..." calcext:value-type="string">
            <text:p>...</text:p>
          </table:table-cell>
          <table:table-cell table:style-name="ce5" table:formula="of:=IF([.$G14]&lt;[.$I$6]; [.B14]; &quot;...&quot;)" office:value-type="string" office:string-value="..." calcext:value-type="string">
            <text:p>...</text:p>
          </table:table-cell>
          <table:table-cell table:style-name="ce5" table:formula="of:=IF([.$G14]&lt;[.$I$6]; [.C14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4]-[.$D$5]*[.$C14])/[.$B$5]" office:value-type="float" office:value="2.35761842738129" calcext:value-type="float">
            <text:p>2.358</text:p>
          </table:table-cell>
          <table:table-cell table:formula="of:=([.$G$6]-[.$B$6]*[.$A14]-[.$D$6]*[.$C14])/[.$C$6]" office:value-type="float" office:value="-2.12685167741375" calcext:value-type="float">
            <text:p>-2.127</text:p>
          </table:table-cell>
          <table:table-cell table:formula="of:=([.$G$7]-[.$B$7]*[.$A14]-[.$C$7]*[.$B14])/[.$D$7]" office:value-type="float" office:value="0.516243896745656" calcext:value-type="float">
            <text:p>0.516</text:p>
          </table:table-cell>
          <table:table-cell table:formula="of:=ABS([.A15]-[.A14])" office:value-type="float" office:value="0.720399713951356" calcext:value-type="float">
            <text:p>0.720</text:p>
          </table:table-cell>
          <table:table-cell table:style-name="ce2" table:formula="of:=ABS([.B15]-[.B14])" office:value-type="float" office:value="0.438384243367426" calcext:value-type="float">
            <text:p>0.438</text:p>
          </table:table-cell>
          <table:table-cell table:style-name="ce2" table:formula="of:=ABS([.C15]-[.C14])" office:value-type="float" office:value="0.62106146055233" calcext:value-type="float">
            <text:p>0.621</text:p>
          </table:table-cell>
          <table:table-cell table:formula="of:=MAX([.D15:.F15])" office:value-type="float" office:value="0.720399713951356" calcext:value-type="float">
            <text:p>0.720</text:p>
          </table:table-cell>
          <table:table-cell table:style-name="ce1" table:formula="of:=IF([.G15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5]&lt;[.$I$6]; [.A15]; &quot;...&quot;)" office:value-type="string" office:string-value="..." calcext:value-type="string">
            <text:p>...</text:p>
          </table:table-cell>
          <table:table-cell table:style-name="ce5" table:formula="of:=IF([.$G15]&lt;[.$I$6]; [.B15]; &quot;...&quot;)" office:value-type="string" office:string-value="..." calcext:value-type="string">
            <text:p>...</text:p>
          </table:table-cell>
          <table:table-cell table:style-name="ce5" table:formula="of:=IF([.$G15]&lt;[.$I$6]; [.C15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5]-[.$D$5]*[.$C15])/[.$B$5]" office:value-type="float" office:value="2.68757933671316" calcext:value-type="float">
            <text:p>2.688</text:p>
          </table:table-cell>
          <table:table-cell table:formula="of:=([.$G$6]-[.$B$6]*[.$A15]-[.$D$6]*[.$C15])/[.$C$6]" office:value-type="float" office:value="-2.2643696097245" calcext:value-type="float">
            <text:p>-2.264</text:p>
          </table:table-cell>
          <table:table-cell table:formula="of:=([.$G$7]-[.$B$7]*[.$A15]-[.$C$7]*[.$B15])/[.$D$7]" office:value-type="float" office:value="0.678642360674667" calcext:value-type="float">
            <text:p>0.679</text:p>
          </table:table-cell>
          <table:table-cell table:formula="of:=ABS([.A16]-[.A15])" office:value-type="float" office:value="0.329960909331878" calcext:value-type="float">
            <text:p>0.330</text:p>
          </table:table-cell>
          <table:table-cell table:style-name="ce2" table:formula="of:=ABS([.B16]-[.B15])" office:value-type="float" office:value="0.137517932310753" calcext:value-type="float">
            <text:p>0.138</text:p>
          </table:table-cell>
          <table:table-cell table:style-name="ce2" table:formula="of:=ABS([.C16]-[.C15])" office:value-type="float" office:value="0.162398463929011" calcext:value-type="float">
            <text:p>0.162</text:p>
          </table:table-cell>
          <table:table-cell table:formula="of:=MAX([.D16:.F16])" office:value-type="float" office:value="0.329960909331878" calcext:value-type="float">
            <text:p>0.330</text:p>
          </table:table-cell>
          <table:table-cell table:style-name="ce1" table:formula="of:=IF([.G16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6]&lt;[.$I$6]; [.A16]; &quot;...&quot;)" office:value-type="string" office:string-value="..." calcext:value-type="string">
            <text:p>...</text:p>
          </table:table-cell>
          <table:table-cell table:style-name="ce5" table:formula="of:=IF([.$G16]&lt;[.$I$6]; [.B16]; &quot;...&quot;)" office:value-type="string" office:string-value="..." calcext:value-type="string">
            <text:p>...</text:p>
          </table:table-cell>
          <table:table-cell table:style-name="ce5" table:formula="of:=IF([.$G16]&lt;[.$I$6]; [.C16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6]-[.$D$5]*[.$C16])/[.$B$5]" office:value-type="float" office:value="2.59911021788738" calcext:value-type="float">
            <text:p>2.599</text:p>
          </table:table-cell>
          <table:table-cell table:formula="of:=([.$G$6]-[.$B$6]*[.$A16]-[.$D$6]*[.$C16])/[.$C$6]" office:value-type="float" office:value="-2.21576899528538" calcext:value-type="float">
            <text:p>-2.216</text:p>
          </table:table-cell>
          <table:table-cell table:formula="of:=([.$G$7]-[.$B$7]*[.$A16]-[.$C$7]*[.$B16])/[.$D$7]" office:value-type="float" office:value="0.613618960048343" calcext:value-type="float">
            <text:p>0.614</text:p>
          </table:table-cell>
          <table:table-cell table:formula="of:=ABS([.A17]-[.A16])" office:value-type="float" office:value="0.0884691188257873" calcext:value-type="float">
            <text:p>0.088</text:p>
          </table:table-cell>
          <table:table-cell table:style-name="ce2" table:formula="of:=ABS([.B17]-[.B16])" office:value-type="float" office:value="0.0486006144391227" calcext:value-type="float">
            <text:p>0.049</text:p>
          </table:table-cell>
          <table:table-cell table:style-name="ce2" table:formula="of:=ABS([.C17]-[.C16])" office:value-type="float" office:value="0.0650234006263241" calcext:value-type="float">
            <text:p>0.065</text:p>
          </table:table-cell>
          <table:table-cell table:formula="of:=MAX([.D17:.F17])" office:value-type="float" office:value="0.0884691188257873" calcext:value-type="float">
            <text:p>0.088</text:p>
          </table:table-cell>
          <table:table-cell table:style-name="ce1" table:formula="of:=IF([.G17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7]&lt;[.$I$6]; [.A17]; &quot;...&quot;)" office:value-type="string" office:string-value="..." calcext:value-type="string">
            <text:p>...</text:p>
          </table:table-cell>
          <table:table-cell table:style-name="ce5" table:formula="of:=IF([.$G17]&lt;[.$I$6]; [.B17]; &quot;...&quot;)" office:value-type="string" office:string-value="..." calcext:value-type="string">
            <text:p>...</text:p>
          </table:table-cell>
          <table:table-cell table:style-name="ce5" table:formula="of:=IF([.$G17]&lt;[.$I$6]; [.C17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7]-[.$D$5]*[.$C17])/[.$B$5]" office:value-type="float" office:value="2.6339147523126" calcext:value-type="float">
            <text:p>2.634</text:p>
          </table:table-cell>
          <table:table-cell table:formula="of:=([.$G$6]-[.$B$6]*[.$A17]-[.$D$6]*[.$C17])/[.$C$6]" office:value-type="float" office:value="-2.23133149596864" calcext:value-type="float">
            <text:p>-2.231</text:p>
          </table:table-cell>
          <table:table-cell table:formula="of:=([.$G$7]-[.$B$7]*[.$A17]-[.$C$7]*[.$B17])/[.$D$7]" office:value-type="float" office:value="0.632787994108455" calcext:value-type="float">
            <text:p>0.633</text:p>
          </table:table-cell>
          <table:table-cell table:formula="of:=ABS([.A18]-[.A17])" office:value-type="float" office:value="0.0348045344252257" calcext:value-type="float">
            <text:p>0.035</text:p>
          </table:table-cell>
          <table:table-cell table:style-name="ce2" table:formula="of:=ABS([.B18]-[.B17])" office:value-type="float" office:value="0.015562500683262" calcext:value-type="float">
            <text:p>0.016</text:p>
          </table:table-cell>
          <table:table-cell table:style-name="ce2" table:formula="of:=ABS([.C18]-[.C17])" office:value-type="float" office:value="0.0191690340601123" calcext:value-type="float">
            <text:p>0.019</text:p>
          </table:table-cell>
          <table:table-cell table:formula="of:=MAX([.D18:.F18])" office:value-type="float" office:value="0.0348045344252257" calcext:value-type="float">
            <text:p>0.035</text:p>
          </table:table-cell>
          <table:table-cell table:style-name="ce1" table:formula="of:=IF([.G18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8]&lt;[.$I$6]; [.A18]; &quot;...&quot;)" office:value-type="string" office:string-value="..." calcext:value-type="string">
            <text:p>...</text:p>
          </table:table-cell>
          <table:table-cell table:style-name="ce5" table:formula="of:=IF([.$G18]&lt;[.$I$6]; [.B18]; &quot;...&quot;)" office:value-type="string" office:string-value="..." calcext:value-type="string">
            <text:p>...</text:p>
          </table:table-cell>
          <table:table-cell table:style-name="ce5" table:formula="of:=IF([.$G18]&lt;[.$I$6]; [.C18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8]-[.$D$5]*[.$C18])/[.$B$5]" office:value-type="float" office:value="2.62353617848024" calcext:value-type="float">
            <text:p>2.624</text:p>
          </table:table-cell>
          <table:table-cell table:formula="of:=([.$G$6]-[.$B$6]*[.$A18]-[.$D$6]*[.$C18])/[.$C$6]" office:value-type="float" office:value="-2.22596474066645" calcext:value-type="float">
            <text:p>-2.226</text:p>
          </table:table-cell>
          <table:table-cell table:formula="of:=([.$G$7]-[.$B$7]*[.$A18]-[.$C$7]*[.$B18])/[.$D$7]" office:value-type="float" office:value="0.62577292684564" calcext:value-type="float">
            <text:p>0.626</text:p>
          </table:table-cell>
          <table:table-cell table:formula="of:=ABS([.A19]-[.A18])" office:value-type="float" office:value="0.0103785738323641" calcext:value-type="float">
            <text:p>0.010</text:p>
          </table:table-cell>
          <table:table-cell table:style-name="ce2" table:formula="of:=ABS([.B19]-[.B18])" office:value-type="float" office:value="0.0053667553021941" calcext:value-type="float">
            <text:p>0.005</text:p>
          </table:table-cell>
          <table:table-cell table:style-name="ce2" table:formula="of:=ABS([.C19]-[.C18])" office:value-type="float" office:value="0.00701506726281531" calcext:value-type="float">
            <text:p>0.007</text:p>
          </table:table-cell>
          <table:table-cell table:formula="of:=MAX([.D19:.F19])" office:value-type="float" office:value="0.0103785738323641" calcext:value-type="float">
            <text:p>0.010</text:p>
          </table:table-cell>
          <table:table-cell table:style-name="ce1" table:formula="of:=IF([.G19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9]&lt;[.$I$6]; [.A19]; &quot;...&quot;)" office:value-type="string" office:string-value="..." calcext:value-type="string">
            <text:p>...</text:p>
          </table:table-cell>
          <table:table-cell table:style-name="ce5" table:formula="of:=IF([.$G19]&lt;[.$I$6]; [.B19]; &quot;...&quot;)" office:value-type="string" office:string-value="..." calcext:value-type="string">
            <text:p>...</text:p>
          </table:table-cell>
          <table:table-cell table:style-name="ce5" table:formula="of:=IF([.$G19]&lt;[.$I$6]; [.C19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9]-[.$D$5]*[.$C19])/[.$B$5]" office:value-type="float" office:value="2.62730288481943" calcext:value-type="float">
            <text:p>2.627</text:p>
          </table:table-cell>
          <table:table-cell table:formula="of:=([.$G$6]-[.$B$6]*[.$A19]-[.$D$6]*[.$C19])/[.$C$6]" office:value-type="float" office:value="-2.22771817482889" calcext:value-type="float">
            <text:p>-2.228</text:p>
          </table:table-cell>
          <table:table-cell table:formula="of:=([.$G$7]-[.$B$7]*[.$A19]-[.$C$7]*[.$B19])/[.$D$7]" office:value-type="float" office:value="0.627972191273889" calcext:value-type="float">
            <text:p>0.628</text:p>
          </table:table-cell>
          <table:table-cell table:formula="of:=ABS([.A20]-[.A19])" office:value-type="float" office:value="0.00376670633919707" calcext:value-type="float">
            <text:p>0.004</text:p>
          </table:table-cell>
          <table:table-cell table:style-name="ce2" table:formula="of:=ABS([.B20]-[.B19])" office:value-type="float" office:value="0.00175343416243567" calcext:value-type="float">
            <text:p>0.002</text:p>
          </table:table-cell>
          <table:table-cell table:style-name="ce2" table:formula="of:=ABS([.C20]-[.C19])" office:value-type="float" office:value="0.00219926442824892" calcext:value-type="float">
            <text:p>0.002</text:p>
          </table:table-cell>
          <table:table-cell table:formula="of:=MAX([.D20:.F20])" office:value-type="float" office:value="0.00376670633919707" calcext:value-type="float">
            <text:p>0.004</text:p>
          </table:table-cell>
          <table:table-cell table:style-name="ce1" table:formula="of:=IF([.G20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20]&lt;[.$I$6]; [.A20]; &quot;...&quot;)" office:value-type="string" office:string-value="..." calcext:value-type="string">
            <text:p>...</text:p>
          </table:table-cell>
          <table:table-cell table:style-name="ce5" table:formula="of:=IF([.$G20]&lt;[.$I$6]; [.B20]; &quot;...&quot;)" office:value-type="string" office:string-value="..." calcext:value-type="string">
            <text:p>...</text:p>
          </table:table-cell>
          <table:table-cell table:style-name="ce5" table:formula="of:=IF([.$G20]&lt;[.$I$6]; [.C20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20]-[.$D$5]*[.$C20])/[.$B$5]" office:value-type="float" office:value="2.62611521630964" calcext:value-type="float">
            <text:p>2.626</text:p>
          </table:table-cell>
          <table:table-cell table:formula="of:=([.$G$6]-[.$B$6]*[.$A20]-[.$D$6]*[.$C20])/[.$C$6]" office:value-type="float" office:value="-2.22712266274099" calcext:value-type="float">
            <text:p>-2.227</text:p>
          </table:table-cell>
          <table:table-cell table:formula="of:=([.$G$7]-[.$B$7]*[.$A20]-[.$C$7]*[.$B20])/[.$D$7]" office:value-type="float" office:value="0.627202754320596" calcext:value-type="float">
            <text:p>0.627</text:p>
          </table:table-cell>
          <table:table-cell table:formula="of:=ABS([.A21]-[.A20])" office:value-type="float" office:value="0.00118766850979801" calcext:value-type="float">
            <text:p>0.001</text:p>
          </table:table-cell>
          <table:table-cell table:style-name="ce2" table:formula="of:=ABS([.B21]-[.B20])" office:value-type="float" office:value="0.000595512087900652" calcext:value-type="float">
            <text:p>0.001</text:p>
          </table:table-cell>
          <table:table-cell table:style-name="ce2" table:formula="of:=ABS([.C21]-[.C20])" office:value-type="float" office:value="0.000769436953293123" calcext:value-type="float">
            <text:p>0.001</text:p>
          </table:table-cell>
          <table:table-cell table:formula="of:=MAX([.D21:.F21])" office:value-type="float" office:value="0.00118766850979801" calcext:value-type="float">
            <text:p>0.001</text:p>
          </table:table-cell>
          <table:table-cell table:style-name="ce1" table:formula="of:=IF([.G2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21]&lt;[.$I$6]; [.A21]; &quot;...&quot;)" office:value-type="string" office:string-value="..." calcext:value-type="string">
            <text:p>...</text:p>
          </table:table-cell>
          <table:table-cell table:style-name="ce5" table:formula="of:=IF([.$G21]&lt;[.$I$6]; [.B21]; &quot;...&quot;)" office:value-type="string" office:string-value="..." calcext:value-type="string">
            <text:p>...</text:p>
          </table:table-cell>
          <table:table-cell table:style-name="ce5" table:formula="of:=IF([.$G21]&lt;[.$I$6]; [.C2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21]-[.$D$5]*[.$C21])/[.$B$5]" office:value-type="float" office:value="2.6265290186616" calcext:value-type="float">
            <text:p>2.627</text:p>
          </table:table-cell>
          <table:table-cell table:formula="of:=([.$G$6]-[.$B$6]*[.$A21]-[.$D$6]*[.$C21])/[.$C$6]" office:value-type="float" office:value="-2.22731938821314" calcext:value-type="float">
            <text:p>-2.227</text:p>
          </table:table-cell>
          <table:table-cell table:formula="of:=([.$G$7]-[.$B$7]*[.$A21]-[.$C$7]*[.$B21])/[.$D$7]" office:value-type="float" office:value="0.6274516705943" calcext:value-type="float">
            <text:p>0.627</text:p>
          </table:table-cell>
          <table:table-cell table:formula="of:=ABS([.A22]-[.A21])" office:value-type="float" office:value="0.000413802351963977" calcext:value-type="float">
            <text:p>0.000</text:p>
          </table:table-cell>
          <table:table-cell table:style-name="ce2" table:formula="of:=ABS([.B22]-[.B21])" office:value-type="float" office:value="0.00019672547215599" calcext:value-type="float">
            <text:p>0.000</text:p>
          </table:table-cell>
          <table:table-cell table:style-name="ce2" table:formula="of:=ABS([.C22]-[.C21])" office:value-type="float" office:value="0.000248916273703825" calcext:value-type="float">
            <text:p>0.000</text:p>
          </table:table-cell>
          <table:table-cell table:formula="of:=MAX([.D22:.F22])" office:value-type="float" office:value="0.000413802351963977" calcext:value-type="float">
            <text:p>0.000</text:p>
          </table:table-cell>
          <table:table-cell table:style-name="ce1" table:formula="of:=IF([.G22]&lt;[.$I$6]; &quot;Стоп&quot;; &quot;Продолжить&quot;)" office:value-type="string" office:string-value="Стоп" calcext:value-type="string">
            <text:p>Стоп</text:p>
          </table:table-cell>
          <table:table-cell table:style-name="ce5" table:formula="of:=IF([.$G22]&lt;[.$I$6]; [.A22]; &quot;...&quot;)" office:value-type="float" office:value="2.6265290186616" calcext:value-type="float">
            <text:p>2.627</text:p>
          </table:table-cell>
          <table:table-cell table:style-name="ce5" table:formula="of:=IF([.$G22]&lt;[.$I$6]; [.B22]; &quot;...&quot;)" office:value-type="float" office:value="-2.22731938821314" calcext:value-type="float">
            <text:p>-2.227</text:p>
          </table:table-cell>
          <table:table-cell table:style-name="ce5" table:formula="of:=IF([.$G22]&lt;[.$I$6]; [.C22]; &quot;...&quot;)" office:value-type="float" office:value="0.6274516705943" calcext:value-type="float">
            <text:p>0.627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1"/>
          <table:table-cell table:style-name="ce5" table:number-columns-repeated="3"/>
        </table:table-row>
        <table:table-row table:style-name="ro1">
          <table:table-cell office:value-type="string" calcext:value-type="string">
            <text:p>Вариант 18, изначальное уравнение: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28" calcext:value-type="float">
            <text:p>28.00</text:p>
          </table:table-cell>
          <table:table-cell table:style-name="ce3" office:value-type="float" office:value="3.8" calcext:value-type="float">
            <text:p>3.80</text:p>
          </table:table-cell>
          <table:table-cell table:style-name="ce3" office:value-type="float" office:value="-32" calcext:value-type="float">
            <text:p>-32.00</text:p>
          </table:table-cell>
          <table:table-cell table:number-columns-repeated="2"/>
          <table:table-cell table:style-name="ce3" office:value-type="float" office:value="45" calcext:value-type="float">
            <text:p>45.00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риведено к виду: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-3.3" calcext:value-type="float">
            <text:p>-3.30</text:p>
          </table:table-cell>
          <table:table-cell table:style-name="ce3" office:value-type="float" office:value="16" calcext:value-type="float">
            <text:p>16.00</text:p>
          </table:table-cell>
          <table:table-cell table:number-columns-repeated="2"/>
          <table:table-cell table:style-name="ce3" office:value-type="float" office:value="108" calcext:value-type="float">
            <text:p>108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утём сложения первой строки с третьей, а результат записан вместо первой строки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</table:table>
      <table:table table:name="Задание 3" table:style-name="ta1">
        <table:table-column table:style-name="co1" table:number-columns-repeated="7" table:default-cell-style-name="ce2"/>
        <table:table-column table:style-name="co4" table:default-cell-style-name="ce2"/>
        <table:table-column table:style-name="co1" table:number-columns-repeated="3" table:default-cell-style-name="ce2"/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Default"/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Default" table:number-columns-repeated="2"/>
          <table:table-cell table:style-name="ce3" office:value-type="float" office:value="0.34" calcext:value-type="float">
            <text:p>0.34</text:p>
          </table:table-cell>
          <table:table-cell table:style-name="Default"/>
          <table:table-cell table:style-name="Default" office:value-type="string" calcext:value-type="string">
            <text:p>Погрешность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A=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" calcext:value-type="float">
            <text:p>0.10</text:p>
          </table:table-cell>
          <table:table-cell table:style-name="Default"/>
          <table:table-cell table:style-name="Default" office:value-type="string" calcext:value-type="string">
            <text:p>B=</text:p>
          </table:table-cell>
          <table:table-cell table:style-name="ce3" office:value-type="float" office:value="0.32" calcext:value-type="float">
            <text:p>0.32</text:p>
          </table:table-cell>
          <table:table-cell table:style-name="Default"/>
          <table:table-cell office:value-type="float" office:value="0.001" calcext:value-type="float">
            <text:p>0.001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" calcext:value-type="float">
            <text:p>0.70</text:p>
          </table:table-cell>
          <table:table-cell table:style-name="Default" table:number-columns-repeated="2"/>
          <table:table-cell table:style-name="ce3" office:value-type="float" office:value="0.72" calcext:value-type="float">
            <text:p>0.7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 table:style-name="Default" table:number-columns-repeated="3"/>
        </table:table-row>
        <table:table-row table:style-name="ro1">
          <table:table-cell table:formula="of:=[.G5]" office:value-type="float" office:value="0.34" calcext:value-type="float">
            <text:p>0.340</text:p>
          </table:table-cell>
          <table:table-cell table:formula="of:=[.G6]" office:value-type="float" office:value="0.32" calcext:value-type="float">
            <text:p>0.320</text:p>
          </table:table-cell>
          <table:table-cell table:formula="of:=[.G7]" office:value-type="float" office:value="0.72" calcext:value-type="float">
            <text:p>0.720</text:p>
          </table:table-cell>
          <table:table-cell table:number-columns-repeated="8"/>
        </table:table-row>
        <table:table-row table:style-name="ro1">
          <table:table-cell table:formula="of:=([.$G$5]-[.$C$5]*[.$B10]-[.$D$5]*[.C10])/[.$B$5]" office:value-type="float" office:value="0.342857142857143" calcext:value-type="float">
            <text:p>0.343</text:p>
          </table:table-cell>
          <table:table-cell table:formula="of:=([.$G$6]-[.$B$6]*[.$A11]-[.$D$6]*[.$C10])/[.$C$6]" office:value-type="float" office:value="0.678991596638656" calcext:value-type="float">
            <text:p>0.679</text:p>
          </table:table-cell>
          <table:table-cell table:formula="of:=([.$G$7]-[.$B$7]*[.$A11]-[.$C$7]*[.$B11])/[.$D$7]" office:value-type="float" office:value="0.858103241296519" calcext:value-type="float">
            <text:p>0.858</text:p>
          </table:table-cell>
          <table:table-cell table:formula="of:=ABS([.A11]-[.A10])" office:value-type="float" office:value="0.00285714285714289" calcext:value-type="float">
            <text:p>0.003</text:p>
          </table:table-cell>
          <table:table-cell table:formula="of:=ABS([.B11]-[.B10])" office:value-type="float" office:value="0.358991596638656" calcext:value-type="float">
            <text:p>0.359</text:p>
          </table:table-cell>
          <table:table-cell table:formula="of:=ABS([.C11]-[.C10])" office:value-type="float" office:value="0.138103241296519" calcext:value-type="float">
            <text:p>0.138</text:p>
          </table:table-cell>
          <table:table-cell table:formula="of:=MAX([.D11:.F11])" office:value-type="float" office:value="0.358991596638656" calcext:value-type="float">
            <text:p>0.359</text:p>
          </table:table-cell>
          <table:table-cell table:style-name="ce5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number-columns-repeated="3"/>
        </table:table-row>
        <table:table-row table:style-name="ro1">
          <table:table-cell table:formula="of:=([.$G$5]-[.$C$5]*[.$B11]-[.$D$5]*[.C11])/[.$B$5]" office:value-type="float" office:value="0.281484022180301" calcext:value-type="float">
            <text:p>0.281</text:p>
          </table:table-cell>
          <table:table-cell table:formula="of:=([.$G$6]-[.$B$6]*[.$A12]-[.$D$6]*[.$C11])/[.$C$6]" office:value-type="float" office:value="0.647398455180391" calcext:value-type="float">
            <text:p>0.647</text:p>
          </table:table-cell>
          <table:table-cell table:formula="of:=([.$G$7]-[.$B$7]*[.$A12]-[.$C$7]*[.$B12])/[.$D$7]" office:value-type="float" office:value="0.875767930221308" calcext:value-type="float">
            <text:p>0.876</text:p>
          </table:table-cell>
          <table:table-cell table:formula="of:=ABS([.A12]-[.A11])" office:value-type="float" office:value="0.0613731206768422" calcext:value-type="float">
            <text:p>0.061</text:p>
          </table:table-cell>
          <table:table-cell table:formula="of:=ABS([.B12]-[.B11])" office:value-type="float" office:value="0.0315931414582641" calcext:value-type="float">
            <text:p>0.032</text:p>
          </table:table-cell>
          <table:table-cell table:formula="of:=ABS([.C12]-[.C11])" office:value-type="float" office:value="0.0176646889247896" calcext:value-type="float">
            <text:p>0.018</text:p>
          </table:table-cell>
          <table:table-cell table:formula="of:=MAX([.D12:.F12])" office:value-type="float" office:value="0.0613731206768422" calcext:value-type="float">
            <text:p>0.061</text:p>
          </table:table-cell>
          <table:table-cell table:style-name="ce5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number-columns-repeated="3"/>
        </table:table-row>
        <table:table-row table:style-name="ro1">
          <table:table-cell table:formula="of:=([.$G$5]-[.$C$5]*[.$B12]-[.$D$5]*[.C12])/[.$B$5]" office:value-type="float" office:value="0.279785536044102" calcext:value-type="float">
            <text:p>0.280</text:p>
          </table:table-cell>
          <table:table-cell table:formula="of:=([.$G$6]-[.$B$6]*[.$A13]-[.$D$6]*[.$C12])/[.$C$6]" office:value-type="float" office:value="0.642452735810777" calcext:value-type="float">
            <text:p>0.642</text:p>
          </table:table-cell>
          <table:table-cell table:formula="of:=([.$G$7]-[.$B$7]*[.$A13]-[.$C$7]*[.$B13])/[.$D$7]" office:value-type="float" office:value="0.876838422874724" calcext:value-type="float">
            <text:p>0.877</text:p>
          </table:table-cell>
          <table:table-cell table:formula="of:=ABS([.A13]-[.A12])" office:value-type="float" office:value="0.00169848613619877" calcext:value-type="float">
            <text:p>0.002</text:p>
          </table:table-cell>
          <table:table-cell table:formula="of:=ABS([.B13]-[.B12])" office:value-type="float" office:value="0.00494571936961474" calcext:value-type="float">
            <text:p>0.005</text:p>
          </table:table-cell>
          <table:table-cell table:formula="of:=ABS([.C13]-[.C12])" office:value-type="float" office:value="0.00107049265341597" calcext:value-type="float">
            <text:p>0.001</text:p>
          </table:table-cell>
          <table:table-cell table:formula="of:=MAX([.D13:.F13])" office:value-type="float" office:value="0.00494571936961474" calcext:value-type="float">
            <text:p>0.005</text:p>
          </table:table-cell>
          <table:table-cell table:style-name="ce5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number-columns-repeated="3"/>
        </table:table-row>
        <table:table-row table:style-name="ro1">
          <table:table-cell table:formula="of:=([.$G$5]-[.$C$5]*[.$B13]-[.$D$5]*[.C13])/[.$B$5]" office:value-type="float" office:value="0.279923174251195" calcext:value-type="float">
            <text:p>0.280</text:p>
          </table:table-cell>
          <table:table-cell table:formula="of:=([.$G$6]-[.$B$6]*[.$A14]-[.$D$6]*[.$C13])/[.$C$6]" office:value-type="float" office:value="0.642117644117553" calcext:value-type="float">
            <text:p>0.642</text:p>
          </table:table-cell>
          <table:table-cell table:formula="of:=([.$G$7]-[.$B$7]*[.$A14]-[.$C$7]*[.$B14])/[.$D$7]" office:value-type="float" office:value="0.876856799215094" calcext:value-type="float">
            <text:p>0.877</text:p>
          </table:table-cell>
          <table:table-cell table:formula="of:=ABS([.A14]-[.A13])" office:value-type="float" office:value="0.000137638207092561" calcext:value-type="float">
            <text:p>0.000</text:p>
          </table:table-cell>
          <table:table-cell table:formula="of:=ABS([.B14]-[.B13])" office:value-type="float" office:value="0.00033509169322421" calcext:value-type="float">
            <text:p>0.000</text:p>
          </table:table-cell>
          <table:table-cell table:formula="of:=ABS([.C14]-[.C13])" office:value-type="float" office:value="0.000018376340369386" calcext:value-type="float">
            <text:p>0.000</text:p>
          </table:table-cell>
          <table:table-cell table:formula="of:=MAX([.D14:.F14])" office:value-type="float" office:value="0.00033509169322421" calcext:value-type="float">
            <text:p>0.000</text:p>
          </table:table-cell>
          <table:table-cell table:style-name="ce5" table:formula="of:=IF([.G14]&lt;[.$I$6]; &quot;Стоп&quot;; &quot;Продолжить&quot;)" office:value-type="string" office:string-value="Стоп" calcext:value-type="string">
            <text:p>Стоп</text:p>
          </table:table-cell>
          <table:table-cell table:number-columns-repeated="3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Задание 4-вариант 18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-3.3" calcext:value-type="float">
            <text:p>-3.30</text:p>
          </table:table-cell>
          <table:table-cell table:style-name="ce3" office:value-type="float" office:value="16" calcext:value-type="float">
            <text:p>16.00</text:p>
          </table:table-cell>
          <table:table-cell table:number-columns-repeated="2"/>
          <table:table-cell table:style-name="ce3" office:value-type="float" office:value="108" calcext:value-type="float">
            <text:p>108.00</text:p>
          </table:table-cell>
          <table:table-cell/>
          <table:table-cell office:value-type="string" calcext:value-type="string">
            <text:p>Погрешность</text:p>
          </table:table-cell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/>
        </table:table-row>
        <table:table-row table:style-name="ro1">
          <table:table-cell table:style-name="ce2" table:formula="of:=[.G5]" office:value-type="float" office:value="108" calcext:value-type="float">
            <text:p>108.000</text:p>
          </table:table-cell>
          <table:table-cell table:formula="of:=[.G6]" office:value-type="float" office:value="71" calcext:value-type="float">
            <text:p>71.000</text:p>
          </table:table-cell>
          <table:table-cell table:formula="of:=[.G7]" office:value-type="float" office:value="63" calcext:value-type="float">
            <text:p>63.000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style-name="ce2" table:formula="of:=([.$G$5]-[.$C$5]*[.$B10]-[.$D$5]*[.C10])/[.$B$5]" office:value-type="float" office:value="-19.295652173913" calcext:value-type="float">
            <text:p>-19.296</text:p>
          </table:table-cell>
          <table:table-cell table:formula="of:=([.$G$6]-[.$B$6]*[.$A11]-[.$D$6]*[.$C10])/[.$C$6]" office:value-type="float" office:value="3.16645962732919" calcext:value-type="float">
            <text:p>3.166</text:p>
          </table:table-cell>
          <table:table-cell table:formula="of:=([.$G$7]-[.$B$7]*[.$A11]-[.$C$7]*[.$B11])/[.$D$7]" office:value-type="float" office:value="4.39382505175983" calcext:value-type="float">
            <text:p>4.394</text:p>
          </table:table-cell>
          <table:table-cell table:formula="of:=ABS([.A11]-[.A10])" office:value-type="float" office:value="127.295652173913" calcext:value-type="float">
            <text:p>127.296</text:p>
          </table:table-cell>
          <table:table-cell table:style-name="ce2" table:formula="of:=ABS([.B11]-[.B10])" office:value-type="float" office:value="67.8335403726708" calcext:value-type="float">
            <text:p>67.834</text:p>
          </table:table-cell>
          <table:table-cell table:style-name="ce2" table:formula="of:=ABS([.C11]-[.C10])" office:value-type="float" office:value="58.6061749482402" calcext:value-type="float">
            <text:p>58.606</text:p>
          </table:table-cell>
          <table:table-cell table:formula="of:=MAX([.D11:.F11])" office:value-type="float" office:value="127.295652173913" calcext:value-type="float">
            <text:p>127.296</text:p>
          </table:table-cell>
          <table:table-cell table:style-name="ce5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2" table:formula="of:=([.$G$5]-[.$C$5]*[.$B11]-[.$D$5]*[.C11])/[.$B$5]" office:value-type="float" office:value="1.39559756353707" calcext:value-type="float">
            <text:p>1.396</text:p>
          </table:table-cell>
          <table:table-cell table:formula="of:=([.$G$6]-[.$B$6]*[.$A12]-[.$D$6]*[.$C11])/[.$C$6]" office:value-type="float" office:value="-1.89326369358392" calcext:value-type="float">
            <text:p>-1.893</text:p>
          </table:table-cell>
          <table:table-cell table:formula="of:=([.$G$7]-[.$B$7]*[.$A12]-[.$C$7]*[.$B12])/[.$D$7]" office:value-type="float" office:value="0.843467575261733" calcext:value-type="float">
            <text:p>0.843</text:p>
          </table:table-cell>
          <table:table-cell table:formula="of:=ABS([.A12]-[.A11])" office:value-type="float" office:value="20.6912497374501" calcext:value-type="float">
            <text:p>20.691</text:p>
          </table:table-cell>
          <table:table-cell table:style-name="ce2" table:formula="of:=ABS([.B12]-[.B11])" office:value-type="float" office:value="5.05972332091312" calcext:value-type="float">
            <text:p>5.060</text:p>
          </table:table-cell>
          <table:table-cell table:style-name="ce2" table:formula="of:=ABS([.C12]-[.C11])" office:value-type="float" office:value="3.5503574764981" calcext:value-type="float">
            <text:p>3.550</text:p>
          </table:table-cell>
          <table:table-cell table:formula="of:=MAX([.D12:.F12])" office:value-type="float" office:value="20.6912497374501" calcext:value-type="float">
            <text:p>20.691</text:p>
          </table:table-cell>
          <table:table-cell table:style-name="ce5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2" table:formula="of:=([.$G$5]-[.$C$5]*[.$B12]-[.$D$5]*[.C12])/[.$B$5]" office:value-type="float" office:value="2.55816662628943" calcext:value-type="float">
            <text:p>2.558</text:p>
          </table:table-cell>
          <table:table-cell table:formula="of:=([.$G$6]-[.$B$6]*[.$A13]-[.$D$6]*[.$C12])/[.$C$6]" office:value-type="float" office:value="-2.20789787271117" calcext:value-type="float">
            <text:p>-2.208</text:p>
          </table:table-cell>
          <table:table-cell table:formula="of:=([.$G$7]-[.$B$7]*[.$A13]-[.$C$7]*[.$B13])/[.$D$7]" office:value-type="float" office:value="0.639496709018113" calcext:value-type="float">
            <text:p>0.639</text:p>
          </table:table-cell>
          <table:table-cell table:formula="of:=ABS([.A13]-[.A12])" office:value-type="float" office:value="1.16256906275236" calcext:value-type="float">
            <text:p>1.163</text:p>
          </table:table-cell>
          <table:table-cell table:style-name="ce2" table:formula="of:=ABS([.B13]-[.B12])" office:value-type="float" office:value="0.314634179127244" calcext:value-type="float">
            <text:p>0.315</text:p>
          </table:table-cell>
          <table:table-cell table:style-name="ce2" table:formula="of:=ABS([.C13]-[.C12])" office:value-type="float" office:value="0.20397086624362" calcext:value-type="float">
            <text:p>0.204</text:p>
          </table:table-cell>
          <table:table-cell table:formula="of:=MAX([.D13:.F13])" office:value-type="float" office:value="1.16256906275236" calcext:value-type="float">
            <text:p>1.163</text:p>
          </table:table-cell>
          <table:table-cell table:style-name="ce5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2" table:formula="of:=([.$G$5]-[.$C$5]*[.$B13]-[.$D$5]*[.C13])/[.$B$5]" office:value-type="float" office:value="2.62266636741343" calcext:value-type="float">
            <text:p>2.623</text:p>
          </table:table-cell>
          <table:table-cell table:formula="of:=([.$G$6]-[.$B$6]*[.$A14]-[.$D$6]*[.$C13])/[.$C$6]" office:value-type="float" office:value="-2.22617839077524" calcext:value-type="float">
            <text:p>-2.226</text:p>
          </table:table-cell>
          <table:table-cell table:formula="of:=([.$G$7]-[.$B$7]*[.$A14]-[.$C$7]*[.$B14])/[.$D$7]" office:value-type="float" office:value="0.628058375777261" calcext:value-type="float">
            <text:p>0.628</text:p>
          </table:table-cell>
          <table:table-cell table:formula="of:=ABS([.A14]-[.A13])" office:value-type="float" office:value="0.0644997411240005" calcext:value-type="float">
            <text:p>0.064</text:p>
          </table:table-cell>
          <table:table-cell table:style-name="ce2" table:formula="of:=ABS([.B14]-[.B13])" office:value-type="float" office:value="0.0182805180640697" calcext:value-type="float">
            <text:p>0.018</text:p>
          </table:table-cell>
          <table:table-cell table:style-name="ce2" table:formula="of:=ABS([.C14]-[.C13])" office:value-type="float" office:value="0.0114383332408522" calcext:value-type="float">
            <text:p>0.011</text:p>
          </table:table-cell>
          <table:table-cell table:formula="of:=MAX([.D14:.F14])" office:value-type="float" office:value="0.0644997411240005" calcext:value-type="float">
            <text:p>0.064</text:p>
          </table:table-cell>
          <table:table-cell table:style-name="ce5" table:formula="of:=IF([.G14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2" table:formula="of:=([.$G$5]-[.$C$5]*[.$B14]-[.$D$5]*[.C14])/[.$B$5]" office:value-type="float" office:value="2.62622253037697" calcext:value-type="float">
            <text:p>2.626</text:p>
          </table:table-cell>
          <table:table-cell table:formula="of:=([.$G$6]-[.$B$6]*[.$A15]-[.$D$6]*[.$C14])/[.$C$6]" office:value-type="float" office:value="-2.22720896549974" calcext:value-type="float">
            <text:p>-2.227</text:p>
          </table:table-cell>
          <table:table-cell table:formula="of:=([.$G$7]-[.$B$7]*[.$A15]-[.$C$7]*[.$B15])/[.$D$7]" office:value-type="float" office:value="0.627424372864616" calcext:value-type="float">
            <text:p>0.627</text:p>
          </table:table-cell>
          <table:table-cell table:formula="of:=ABS([.A15]-[.A14])" office:value-type="float" office:value="0.00355616296354233" calcext:value-type="float">
            <text:p>0.004</text:p>
          </table:table-cell>
          <table:table-cell table:style-name="ce2" table:formula="of:=ABS([.B15]-[.B14])" office:value-type="float" office:value="0.00103057472449875" calcext:value-type="float">
            <text:p>0.001</text:p>
          </table:table-cell>
          <table:table-cell table:style-name="ce2" table:formula="of:=ABS([.C15]-[.C14])" office:value-type="float" office:value="0.000634002912645149" calcext:value-type="float">
            <text:p>0.001</text:p>
          </table:table-cell>
          <table:table-cell table:formula="of:=MAX([.D15:.F15])" office:value-type="float" office:value="0.00355616296354233" calcext:value-type="float">
            <text:p>0.004</text:p>
          </table:table-cell>
          <table:table-cell table:style-name="ce5" table:formula="of:=IF([.G15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11" table:formula="of:=([.$G$5]-[.$C$5]*[.$B15]-[.$D$5]*[.C15])/[.$B$5]" office:value-type="float" office:value="2.62641798400049" calcext:value-type="float">
            <text:p>2.626417984</text:p>
          </table:table-cell>
          <table:table-cell table:style-name="ce11" table:formula="of:=([.$G$6]-[.$B$6]*[.$A16]-[.$D$6]*[.$C15])/[.$C$6]" office:value-type="float" office:value="-2.2272662360552" calcext:value-type="float">
            <text:p>-2.227266236</text:p>
          </table:table-cell>
          <table:table-cell table:style-name="ce11" table:formula="of:=([.$G$7]-[.$B$7]*[.$A16]-[.$C$7]*[.$B16])/[.$D$7]" office:value-type="float" office:value="0.627389433916768" calcext:value-type="float">
            <text:p>0.627389434</text:p>
          </table:table-cell>
          <table:table-cell table:formula="of:=ABS([.A16]-[.A15])" office:value-type="float" office:value="0.000195453623520692" calcext:value-type="float">
            <text:p>0.000</text:p>
          </table:table-cell>
          <table:table-cell table:style-name="ce2" table:formula="of:=ABS([.B16]-[.B15])" office:value-type="float" office:value="0.0000572705554615638" calcext:value-type="float">
            <text:p>0.000</text:p>
          </table:table-cell>
          <table:table-cell table:style-name="ce2" table:formula="of:=ABS([.C16]-[.C15])" office:value-type="float" office:value="0.0000349389478472295" calcext:value-type="float">
            <text:p>0.000</text:p>
          </table:table-cell>
          <table:table-cell table:formula="of:=MAX([.D16:.F16])" office:value-type="float" office:value="0.000195453623520692" calcext:value-type="float">
            <text:p>0.000</text:p>
          </table:table-cell>
          <table:table-cell table:style-name="ce5" table:formula="of:=IF([.G16]&lt;[.$I$6]; &quot;Стоп&quot;; &quot;Продолжить&quot;)" office:value-type="string" office:string-value="Стоп" calcext:value-type="string">
            <text:p>Стоп</text:p>
          </table:table-cell>
          <table:table-cell table:style-name="ce2"/>
        </table:table-row>
      </table:table>
      <table:table table:name="Задание 5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/>
          <table:table-cell table:style-name="ce3" office:value-type="float" office:value="0.34" calcext:value-type="float">
            <text:p>0.34</text:p>
          </table:table-cell>
          <table:table-cell table:number-columns-repeated="2"/>
          <table:table-cell table:style-name="ce2" table:number-matrix-columns-spanned="3" table:number-matrix-rows-spanned="3" table:formula="of:=MINVERSE([.B5:.D7])" office:value-type="float" office:value="1.67968174451157" calcext:value-type="float">
            <text:p>1.680</text:p>
          </table:table-cell>
          <table:table-cell table:style-name="ce2" office:value-type="float" office:value="-0.147340503904523" calcext:value-type="float">
            <text:p>-0.147</text:p>
          </table:table-cell>
          <table:table-cell table:style-name="ce2" office:value-type="float" office:value="-0.338883158980404" calcext:value-type="float">
            <text:p>-0.339</text:p>
          </table:table-cell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" calcext:value-type="float">
            <text:p>0.1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0.32" calcext:value-type="float">
            <text:p>0.32</text:p>
          </table:table-cell>
          <table:table-cell/>
          <table:table-cell office:value-type="string" calcext:value-type="string">
            <text:p>A<text:span text:style-name="T2">-1</text:span>=</text:p>
          </table:table-cell>
          <table:table-cell table:style-name="ce2" office:value-type="float" office:value="-0.147340503904523" calcext:value-type="float">
            <text:p>-0.147</text:p>
          </table:table-cell>
          <table:table-cell table:style-name="ce2" office:value-type="float" office:value="3.08310004420215" calcext:value-type="float">
            <text:p>3.083</text:p>
          </table:table-cell>
          <table:table-cell table:style-name="ce2" office:value-type="float" office:value="-0.408869898335052" calcext:value-type="float">
            <text:p>-0.409</text:p>
          </table:table-cell>
        </table:table-row>
        <table:table-row table:style-name="ro1"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2"/>
          <table:table-cell table:style-name="ce3" office:value-type="float" office:value="0.72" calcext:value-type="float">
            <text:p>0.72</text:p>
          </table:table-cell>
          <table:table-cell table:number-columns-repeated="2"/>
          <table:table-cell table:style-name="ce2" office:value-type="float" office:value="-0.338883158980404" calcext:value-type="float">
            <text:p>-0.339</text:p>
          </table:table-cell>
          <table:table-cell table:style-name="ce2" office:value-type="float" office:value="-0.408869898335052" calcext:value-type="float">
            <text:p>-0.409</text:p>
          </table:table-cell>
          <table:table-cell table:style-name="ce2" office:value-type="float" office:value="1.55959923382938" calcext:value-type="float">
            <text:p>1.56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" table:number-matrix-columns-spanned="1" table:number-matrix-rows-spanned="3" table:formula="of:=MMULT([.J5:.L7];[.G5:.G7])" office:value-type="float" office:value="0.279946957418594" calcext:value-type="float">
            <text:p>0.28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=</text:p>
          </table:table-cell>
          <table:table-cell table:style-name="ce2" office:value-type="float" office:value="0.642109916015913" calcext:value-type="float">
            <text:p>0.6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float" office:value="0.8768528068366" calcext:value-type="float">
            <text:p>0.877</text:p>
          </table:table-cell>
          <table:table-cell table:number-columns-repeated="9"/>
        </table:table-row>
      </table:table>
      <table:table table:name="Задание 6-вариант 18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3" office:value-type="float" office:value="28" calcext:value-type="float">
            <text:p>28.00</text:p>
          </table:table-cell>
          <table:table-cell table:style-name="ce3" office:value-type="float" office:value="3.8" calcext:value-type="float">
            <text:p>3.80</text:p>
          </table:table-cell>
          <table:table-cell table:style-name="ce3" office:value-type="float" office:value="-32" calcext:value-type="float">
            <text:p>-32.00</text:p>
          </table:table-cell>
          <table:table-cell table:number-columns-repeated="2"/>
          <table:table-cell table:style-name="ce3" office:value-type="float" office:value="45" calcext:value-type="float">
            <text:p>45.00</text:p>
          </table:table-cell>
          <table:table-cell table:number-columns-repeated="2"/>
          <table:table-cell table:style-name="ce2" table:number-matrix-columns-spanned="3" table:number-matrix-rows-spanned="3" table:formula="of:=MINVERSE([.B5:.D7])" office:value-type="float" office:value="0.0309946029298381" calcext:value-type="float">
            <text:p>0.031</text:p>
          </table:table-cell>
          <table:table-cell table:style-name="ce2" office:value-type="float" office:value="-0.00105148398892656" calcext:value-type="float">
            <text:p>-0.001</text:p>
          </table:table-cell>
          <table:table-cell table:style-name="ce2" office:value-type="float" office:value="0.0207353581441308" calcext:value-type="float">
            <text:p>0.021</text:p>
          </table:table-cell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office:value-type="string" calcext:value-type="string">
            <text:p>A<text:span text:style-name="T2">-1</text:span>=</text:p>
          </table:table-cell>
          <table:table-cell table:style-name="ce2" office:value-type="float" office:value="0.0023130300693909" calcext:value-type="float">
            <text:p>0.002</text:p>
          </table:table-cell>
          <table:table-cell table:style-name="ce2" office:value-type="float" office:value="-0.0364264096163844" calcext:value-type="float">
            <text:p>-0.036</text:p>
          </table:table-cell>
          <table:table-cell table:style-name="ce2" office:value-type="float" office:value="0.00404633570738703" calcext:value-type="float">
            <text:p>0.004</text:p>
          </table:table-cell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2"/>
          <table:table-cell table:style-name="ce2" office:value-type="float" office:value="-0.0038550501156515" calcext:value-type="float">
            <text:p>-0.004</text:p>
          </table:table-cell>
          <table:table-cell table:style-name="ce2" office:value-type="float" office:value="-0.00524568463225638" calcext:value-type="float">
            <text:p>-0.005</text:p>
          </table:table-cell>
          <table:table-cell table:style-name="ce2" office:value-type="float" office:value="0.0186239407413666" calcext:value-type="float">
            <text:p>0.01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" table:number-matrix-columns-spanned="1" table:number-matrix-rows-spanned="3" table:formula="of:=MMULT([.J5:.L7];[.G5:.G7])" office:value-type="float" office:value="2.62642933170917" calcext:value-type="float">
            <text:p>2.6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=</text:p>
          </table:table-cell>
          <table:table-cell table:style-name="ce2" office:value-type="float" office:value="-2.22726958007532" calcext:value-type="float">
            <text:p>-2.2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float" office:value="0.627387402611576" calcext:value-type="float">
            <text:p>0.62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5" number:min-decimal-places="5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7" number:min-decimal-places="7" number:min-integer-digits="1" number:grouping="true"/>
    </number:number-style>
    <number:number-style style:name="N122">
      <number:number number:decimal-places="8" number:min-decimal-places="8" number:min-integer-digits="1" number:grouping="true"/>
    </number:number-style>
    <number:number-style style:name="N121">
      <number:number number:decimal-places="9" number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8:55:57.909682791</meta:creation-date>
    <dc:date>2022-11-25T12:13:56.114276547</dc:date>
    <meta:editing-duration>PT2H21M23S</meta:editing-duration>
    <meta:editing-cycles>13</meta:editing-cycles>
    <meta:generator>LibreOffice/7.4.2.3$Linux_X86_64 LibreOffice_project/40$Build-3</meta:generator>
    <meta:document-statistic meta:table-count="6" meta:cell-count="492" meta:object-count="0"/>
  </office:meta>
</office:document-meta>
</file>